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ecb" officeooo:paragraph-rsid="00113ecb"/>
    </style:style>
    <style:style style:name="P2" style:family="paragraph" style:parent-style-name="Standard" style:list-style-name="L1">
      <style:text-properties officeooo:rsid="00113ecb" officeooo:paragraph-rsid="00113ecb"/>
    </style:style>
    <style:style style:name="P3" style:family="paragraph" style:parent-style-name="Standard" style:list-style-name="L2">
      <style:text-properties officeooo:rsid="00113ecb" officeooo:paragraph-rsid="00113ecb"/>
    </style:style>
    <style:style style:name="P4" style:family="paragraph" style:parent-style-name="Standard" style:list-style-name="L3">
      <style:text-properties officeooo:rsid="00113ecb" officeooo:paragraph-rsid="0016ac7d"/>
    </style:style>
    <style:style style:name="P5" style:family="paragraph" style:parent-style-name="Standard">
      <style:text-properties fo:font-weight="normal" officeooo:rsid="00113ecb" officeooo:paragraph-rsid="00113ecb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33160" officeooo:paragraph-rsid="0016ac7d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6ac7d" officeooo:paragraph-rsid="0016ac7d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6bb40" officeooo:paragraph-rsid="0016bb40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b0238" officeooo:paragraph-rsid="001b0238" style:font-weight-asian="normal" style:font-weight-complex="normal"/>
    </style:style>
    <style:style style:name="P10" style:family="paragraph" style:parent-style-name="Standard" style:list-style-name="L3">
      <style:text-properties officeooo:rsid="00133160" officeooo:paragraph-rsid="0016ac7d"/>
    </style:style>
    <style:style style:name="P11" style:family="paragraph" style:parent-style-name="Standard" style:list-style-name="L3">
      <style:text-properties officeooo:rsid="0016bb40" officeooo:paragraph-rsid="0016bb40"/>
    </style:style>
    <style:style style:name="P12" style:family="paragraph" style:parent-style-name="Standard">
      <style:text-properties officeooo:rsid="0016bb40" officeooo:paragraph-rsid="0016bb40"/>
    </style:style>
    <style:style style:name="P13" style:family="paragraph" style:parent-style-name="Standard" style:list-style-name="L3">
      <style:text-properties officeooo:rsid="00186d5c" officeooo:paragraph-rsid="00186d5c"/>
    </style:style>
    <style:style style:name="P14" style:family="paragraph" style:parent-style-name="Standard" style:list-style-name="L3">
      <style:text-properties officeooo:rsid="0018b08b" officeooo:paragraph-rsid="0018b08b"/>
    </style:style>
    <style:style style:name="P15" style:family="paragraph" style:parent-style-name="Standard" style:list-style-name="L3">
      <style:text-properties officeooo:rsid="0019fc25" officeooo:paragraph-rsid="0019fc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c7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ac7d" style:font-weight-asian="normal" style:font-weight-complex="normal"/>
    </style:style>
    <style:style style:name="T5" style:family="text">
      <style:text-properties fo:font-weight="normal" officeooo:rsid="00186d5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EVR MESH CONFIGURATION </text:p>
      <text:p text:style-name="P1"/>
      <text:p text:style-name="P1"/>
      <text:p text:style-name="P1">Step by Step Mikrotik Router Configuration;</text:p>
      <text:p text:style-name="P1"/>
      <text:list xml:id="list3231137188" text:style-name="L1">
        <text:list-item>
          <text:p text:style-name="P2">requirements</text:p>
        </text:list-item>
        <text:list-item>
          <text:p text:style-name="P2">Procedure</text:p>
        </text:list-item>
        <text:list-item>
          <text:p text:style-name="P2">Summary</text:p>
        </text:list-item>
      </text:list>
      <text:p text:style-name="P1"/>
      <text:p text:style-name="P1"/>
      <text:p text:style-name="P1"/>
      <text:p text:style-name="P1">1. REQUIREMENTS</text:p>
      <text:list xml:id="list3309452303" text:style-name="L2">
        <text:list-item>
          <text:p text:style-name="P3">Mikrotik Router(Basebox5 or Metal52ac)</text:p>
        </text:list-item>
        <text:list-item>
          <text:p text:style-name="P3">Antennaes(TP Link 12dBi 2Ghz and or <text:s/>5GhZ Antennae)</text:p>
        </text:list-item>
      </text:list>
      <text:p text:style-name="P1"/>
      <text:p text:style-name="P1">2. PROCEDURE</text:p>
      <text:list xml:id="list1700131431" text:style-name="L3">
        <text:list-item>
          <text:p text:style-name="P4">Power on the Mikrotik With Antennaes connected properly.</text:p>
        </text:list-item>
        <text:list-item>
          <text:p text:style-name="P4">Open Winbox on your Computer by default the Mikrotik is <text:span text:style-name="T1">192.168.88.1</text:span> with username <text:span text:style-name="T1">admin </text:span><text:span text:style-name="T3">&amp; no password.</text:span></text:p>
        </text:list-item>
      </text:list>
      <text:p text:style-name="P5"/>
      <text:p text:style-name="P5"/>
      <text:list xml:id="list101055363447580" text:continue-numbering="true" text:style-name="L3">
        <text:list-item>
          <text:p text:style-name="P6">Upon loging in check the firmware version of the router </text:p>
        </text:list-item>
        <text:list-item>
          <text:p text:style-name="P7">Update routerOs</text:p>
        </text:list-item>
        <text:list-item>
          <text:p text:style-name="P10"><text:span text:style-name="T4">Go to</text:span><text:span text:style-name="T3"> </text:span><text:span text:style-name="T2">new </text:span><text:span text:style-name="T1">terminal </text:span><text:span text:style-name="T3">of the router </text:span></text:p>
        </text:list-item>
        <text:list-item>
          <text:p text:style-name="P10"><text:span text:style-name="T4">Type </text:span><text:span text:style-name="T1">import filename=config file. </text:span><text:span text:style-name="T3"><text:s/>And then press ENTER, just by clicking ENTER the router reboots to get new config file that has been issued to it.</text:span></text:p>
        </text:list-item>
        <text:list-item>
          <text:p text:style-name="P11"><text:span text:style-name="T3">Login again this time with the </text:span><text:span text:style-name="T5">new </text:span><text:span text:style-name="T3">cred</text:span><text:span text:style-name="T5">e</text:span><text:span text:style-name="T3">ntials assigned.</text:span></text:p>
        </text:list-item>
        <text:list-item>
          <text:p text:style-name="P13"><text:span text:style-name="T3">Scan to see </text:span><text:span text:style-name="T1">neighbours.</text:span></text:p>
        </text:list-item>
        <text:list-item>
          <text:p text:style-name="P13"><text:span text:style-name="T3">Check the registration table.</text:span></text:p>
        </text:list-item>
        <text:list-item>
          <text:p text:style-name="P13"><text:span text:style-name="T3">Save the files(Scan and registration table results). </text:span></text:p>
        </text:list-item>
        <text:list-item>
          <text:p text:style-name="P14"><text:span text:style-name="T3">Ping the Server (192.168.21.254) <text:s/>to see if the application is accessible.</text:span></text:p>
        </text:list-item>
        <text:list-item>
          <text:p text:style-name="P15"><text:span text:style-name="T3">Connect the LAN cable to the Workstation(J2 or Pi).</text:span></text:p>
        </text:list-item>
        <text:list-item>
          <text:p text:style-name="P15"><text:span text:style-name="T3">Check if its accessing the application.</text:span></text:p>
        </text:list-item>
      </text:list>
      <text:p text:style-name="P12"><text:span text:style-name="T3"/></text:p>
      <text:p text:style-name="P12"><text:span text:style-name="T3">3. Summary</text:span></text:p>
      <text:list xml:id="list2327765340" text:style-name="L4">
        <text:list-item>
          <text:p text:style-name="P8">Note that all Mikrotik Devices undergo that process which is Metal52ac and Basebox5 as being used in the fields.</text:p>
        </text:list-item>
        <text:list-item>
          <text:p text:style-name="P9">Pinging helps to gather information on how fast the host reaches the server and or the hu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54:51.796557280</meta:creation-date>
    <dc:date>2019-04-01T10:10:46.212715643</dc:date>
    <meta:editing-duration>PT21M1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06" meta:character-count="1187" meta:non-whitespace-character-count="1015"/>
  </office:meta>
</office:document-meta>
</file>